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5ce" draw:textarea-horizontal-align="justify" draw:textarea-vertical-align="middle" draw:auto-grow-height="false" fo:min-height="0.385cm" fo:min-width="8.867cm"/>
    </style:style>
    <style:style style:name="gr2" style:family="graphic" style:parent-style-name="standard">
      <style:graphic-properties draw:textarea-horizontal-align="justify" draw:textarea-vertical-align="middle" draw:auto-grow-height="false" fo:min-height="4.195cm" fo:min-width="0.77cm"/>
    </style:style>
    <style:style style:name="gr3" style:family="graphic" style:parent-style-name="standard">
      <style:graphic-properties draw:textarea-horizontal-align="justify" draw:textarea-vertical-align="middle" draw:auto-grow-height="false" fo:min-height="0.537cm" fo:min-width="0.398cm"/>
    </style:style>
    <style:style style:name="gr4" style:family="graphic" style:parent-style-name="standard">
      <style:graphic-properties draw:fill="solid" draw:fill-color="#77bc65" draw:textarea-horizontal-align="justify" draw:textarea-vertical-align="middle" draw:auto-grow-height="false" fo:min-height="0.543cm" fo:min-width="3.31cm"/>
    </style:style>
    <style:style style:name="gr5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marker-start="Concave" draw:marker-end="Concave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Concave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62cm"/>
      <style:paragraph-properties style:writing-mode="lr-tb"/>
    </style:style>
    <style:style style:name="gr10" style:family="graphic" style:parent-style-name="standard">
      <style:graphic-properties draw:fill="solid" draw:fill-color="#ff6d6d" draw:textarea-horizontal-align="justify" draw:textarea-vertical-align="middle" draw:auto-grow-height="false" fo:min-height="0.385cm" fo:min-width="2.199cm"/>
    </style:style>
    <style:style style:name="gr11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12" style:family="graphic" style:parent-style-name="standard">
      <style:graphic-properties draw:fill="solid" draw:fill-color="#77bc65" draw:textarea-horizontal-align="justify" draw:textarea-vertical-align="middle" draw:auto-grow-height="false" fo:min-height="2.146cm" fo:min-width="2.097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649cm" fo:min-width="0.498cm"/>
    </style:style>
    <style:style style:name="gr14" style:family="graphic" style:parent-style-name="standard">
      <style:graphic-properties draw:fill="solid" draw:fill-color="#ff6d6d" draw:textarea-horizontal-align="justify" draw:textarea-vertical-align="middle" draw:auto-grow-height="false" fo:min-height="0.385cm" fo:min-width="7.12cm"/>
    </style:style>
    <style:style style:name="gr15" style:family="graphic" style:parent-style-name="standard">
      <style:graphic-properties draw:fill="solid" draw:fill-color="#ff6d6d" draw:textarea-horizontal-align="justify" draw:textarea-vertical-align="middle" draw:auto-grow-height="false" fo:min-height="9.11cm" fo:min-width="0.135cm"/>
    </style:style>
    <style:style style:name="gr16" style:family="graphic" style:parent-style-name="standard">
      <style:graphic-properties draw:stroke="none" svg:stroke-color="#000000" draw:fill="none" draw:fill-color="#ffffff" fo:min-height="2.766cm"/>
      <style:paragraph-properties style:writing-mode="lr-tb"/>
    </style:style>
    <style:style style:name="gr17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3.006cm" fo:min-width="2.532cm" draw:shadow-opacity="10%"/>
    </style:style>
    <style:style style:name="gr18" style:family="graphic" style:parent-style-name="standard">
      <style:graphic-properties draw:stroke="none" svg:stroke-color="#000000" draw:fill="none" draw:fill-color="#ffffff" fo:min-height="1.497cm"/>
      <style:paragraph-properties style:writing-mode="lr-tb"/>
    </style:style>
    <style:style style:name="gr19" style:family="graphic" style:parent-style-name="standard">
      <style:graphic-properties draw:fill="solid" draw:fill-color="#ff6d6d" draw:textarea-horizontal-align="justify" draw:textarea-vertical-align="middle" draw:auto-grow-height="false" fo:min-height="7.37cm" fo:min-width="0.135cm"/>
    </style:style>
    <style:style style:name="gr20" style:family="graphic" style:parent-style-name="standard">
      <style:graphic-properties draw:fill="solid" draw:fill-color="#ff6d6d" draw:textarea-horizontal-align="justify" draw:textarea-vertical-align="middle" draw:auto-grow-height="false" fo:min-height="0.385cm" fo:min-width="15.391cm"/>
    </style:style>
    <style:style style:name="gr21" style:family="graphic" style:parent-style-name="standard">
      <style:graphic-properties draw:textarea-horizontal-align="justify" draw:textarea-vertical-align="middle" draw:auto-grow-height="false" fo:min-height="6.258cm" fo:min-width="0.135cm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7.755cm"/>
    </style:style>
    <style:style style:name="gr23" style:family="graphic" style:parent-style-name="standard">
      <style:graphic-properties draw:fill="solid" draw:fill-color="#784b04" draw:textarea-horizontal-align="justify" draw:textarea-vertical-align="middle" draw:auto-grow-height="false" fo:min-height="1.322cm" fo:min-width="1.186cm"/>
      <style:paragraph-properties style:writing-mode="lr-tb"/>
    </style:style>
    <style:style style:name="gr24" style:family="graphic" style:parent-style-name="standard">
      <style:graphic-properties draw:fill="solid" draw:fill-color="#fff5ce" draw:textarea-horizontal-align="justify" draw:textarea-vertical-align="middle" draw:auto-grow-height="false" fo:min-height="0.385cm" fo:min-width="10.137cm"/>
      <style:paragraph-properties style:writing-mode="lr-tb"/>
    </style:style>
    <style:style style:name="gr25" style:family="graphic" style:parent-style-name="standard">
      <style:graphic-properties draw:fill="solid" draw:fill-color="#784b04" draw:textarea-horizontal-align="justify" draw:textarea-vertical-align="middle" draw:auto-grow-height="false" fo:min-height="1.322cm" fo:min-width="1.072cm"/>
      <style:paragraph-properties style:writing-mode="lr-tb"/>
    </style:style>
    <style:style style:name="gr26" style:family="graphic" style:parent-style-name="standard">
      <style:graphic-properties draw:fill="solid" draw:fill-color="#784b04" draw:textarea-horizontal-align="justify" draw:textarea-vertical-align="middle" draw:auto-grow-height="false" fo:min-height="1.179cm" fo:min-width="0.929cm"/>
      <style:paragraph-properties style:writing-mode="lr-tb"/>
    </style:style>
    <style:style style:name="gr27" style:family="graphic" style:parent-style-name="objectwithoutfill">
      <style:graphic-properties draw:stroke="dash" draw:stroke-dash="Ultrafine_20_Dotted_20__28_var_29_"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P1" style:family="paragraph">
      <loext:graphic-properties draw:fill="solid" draw:fill-color="#fff5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7bc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729fcf" draw:opacity="10%"/>
      <style:paragraph-properties fo:text-align="center"/>
    </style:style>
    <style:style style:name="P9" style:family="paragraph">
      <style:paragraph-properties fo:text-align="center" style:writing-mode="lr-tb"/>
      <style:text-properties fo:font-size="10pt"/>
    </style:style>
    <style:style style:name="P10" style:family="paragraph">
      <loext:graphic-properties draw:fill="solid" draw:fill-color="#784b04"/>
      <style:paragraph-properties fo:text-align="center" style:writing-mode="lr-tb"/>
      <style:text-properties fo:font-size="1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5ce"/>
      <style:paragraph-properties fo:text-align="center" style:writing-mode="lr-tb"/>
    </style:style>
    <style:style style:name="P13" style:family="paragraph">
      <loext:graphic-properties draw:fill="solid" draw:fill-color="#784b04"/>
      <style:paragraph-properties fo:text-align="center" style:writing-mode="lr-tb"/>
    </style:style>
    <style:style style:name="P14" style:family="paragraph">
      <loext:graphic-properties draw:fill="none" draw:fill-color="#ffffff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67cm" svg:height="0.635cm" svg:x="10.048cm" svg:y="17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4.445cm" draw:transform="rotate (-0.891165116068305) translate (5.25cm 0.7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111cm" svg:x="1.635cm" svg:y="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111cm" svg:x="8.302cm" svg:y="21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4.445cm" svg:x="8.302cm" svg:y="17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0.793cm" draw:transform="rotate (-0.882787535658732) translate (1.771cm 1.99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0.793cm" svg:x="7.191cm" svg:y="22.74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205cm" svg:y1="8.937cm" svg:x2="7.35cm" svg:y2="23.701cm">
          <text:p/>
        </draw:line>
        <draw:line draw:style-name="gr6" draw:text-style-name="P4" draw:layer="layout" svg:x1="5.603cm" svg:y1="1.158cm" svg:x2="9.096cm" svg:y2="17.986cm">
          <text:p/>
        </draw:line>
        <draw:line draw:style-name="gr7" draw:text-style-name="P4" draw:layer="layout" svg:x1="2.587cm" svg:y1="23.86cm" svg:x2="19.891cm" svg:y2="23.86cm">
          <text:p/>
        </draw:line>
        <draw:line draw:style-name="gr8" draw:text-style-name="P4" draw:layer="layout" svg:x1="3.698cm" svg:y1="4.81cm" svg:x2="2.27cm" svg:y2="7.191cm">
          <text:p/>
        </draw:line>
        <draw:frame draw:style-name="gr9" draw:text-style-name="P5" draw:layer="layout" svg:width="5.715cm" svg:height="1.112cm" svg:x="4.651cm" svg:y="8.62cm">
          <draw:text-box>
            <text:p>Arm motion line</text:p>
          </draw:text-box>
        </draw:frame>
        <draw:custom-shape draw:style-name="gr10" draw:text-style-name="P6" draw:layer="layout" svg:width="2.699cm" svg:height="0.635cm" svg:x="7.667cm" svg:y="21.3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127cm" svg:height="3.813cm" svg:x="1cm" svg:y="5.603cm">
          <draw:text-box>
            <text:p>Hold Down Placement Cam/Tab</text:p>
          </draw:text-box>
        </draw:frame>
        <draw:line draw:style-name="gr6" draw:text-style-name="P4" draw:layer="layout" svg:x1="16.081cm" svg:y1="22.59cm" svg:x2="20.05cm" svg:y2="22.59cm">
          <text:p/>
        </draw:line>
        <draw:custom-shape draw:style-name="gr12" draw:text-style-name="P3" draw:layer="layout" svg:width="4.127cm" svg:height="3.81cm" svg:x="16.398cm" svg:y="1.47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7" draw:layer="layout" svg:width="1.586cm" svg:height="1.429cm" svg:x="17.668cm" svg:y="2.7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6" draw:layer="layout" svg:width="7.62cm" svg:height="0.635cm" draw:transform="rotate (-0.81576689238215) translate (16.86cm -2.01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635cm" svg:height="9.36cm" draw:transform="rotate (-0.230557994188451) translate (13.24cm 9.096cm)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921cm" svg:height="3.016cm" svg:x="14.97cm" svg:y="5.603cm">
          <draw:text-box>
            <text:p>Alignment </text:p>
            <text:p>Plow</text:p>
          </draw:text-box>
        </draw:frame>
        <draw:custom-shape draw:style-name="gr17" draw:text-style-name="P8" draw:layer="layout" svg:width="4.286cm" svg:height="4.604cm" svg:x="9.572cm" svg:y="1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3.175cm" svg:height="1.747cm" svg:x="17.033cm" svg:y="18.78cm">
          <draw:text-box>
            <text:p>Robot Wheels</text:p>
          </draw:text-box>
        </draw:frame>
        <draw:custom-shape draw:style-name="gr17" draw:text-style-name="P8" draw:layer="layout" svg:width="4.286cm" svg:height="4.604cm" svg:x="16.24cm" svg:y="1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635cm" svg:height="7.62cm" draw:transform="rotate (-0.750491578357562) translate (21.437cm 3.249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5.891cm" svg:height="0.635cm" draw:transform="rotate (-0.796393737685013) translate (2.565cm -2.7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635cm" svg:height="6.508cm" svg:x="11.318cm" svg:y="15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8.255cm" svg:height="0.635cm" svg:x="11.318cm" svg:y="21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699cm" svg:height="0.635cm" draw:transform="rotate (-0.843692160414059) translate (2.698cm 1.793cm)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175cm" svg:y1="0.841cm" svg:x2="2.111cm" svg:y2="2.428cm">
          <text:p/>
        </draw:line>
        <draw:custom-shape draw:style-name="gr23" draw:text-style-name="P10" draw:layer="layout" svg:width="2.382cm" svg:height="2.222cm" svg:x="16.398cm" svg:y="20.685cm">
          <text:p text:style-name="P9"><text:span text:style-name="T1">Drive Mo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10.637cm" svg:height="0.635cm" svg:x="8.778cm" svg:y="16.398cm">
          <text:p text:style-name="P11">retracted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222cm" svg:height="2.222cm" svg:x="13.382cm" svg:y="19.097cm">
          <text:p text:style-name="P9"><text:span text:style-name="T1">Arm Motor</text:span></text:p>
          <text:p text:style-name="P9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1.429cm" svg:height="1.429cm" draw:transform="rotate (-1.02503186969627) translate (3.591cm 0.465cm)">
          <text:p text:style-name="P11"><text:span text:style-name="T1">Servo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429cm" svg:height="1.429cm" svg:x="6.873cm" svg:y="19.891cm">
          <text:p text:style-name="P11"><text:span text:style-name="T1">Servo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1.16cm" svg:y1="5.921cm" svg:x2="14.176cm" svg:y2="8.62cm">
          <text:p/>
        </draw:line>
        <draw:line draw:style-name="gr27" draw:text-style-name="P4" draw:layer="layout" svg:x1="13.223cm" svg:y1="12.43cm" svg:x2="14.176cm" svg:y2="8.62cm">
          <text:p/>
        </draw:line>
        <draw:line draw:style-name="gr27" draw:text-style-name="P4" draw:layer="layout" svg:x1="15.605cm" svg:y1="16.24cm" svg:x2="19.732cm" svg:y2="16.24cm">
          <text:p/>
        </draw:line>
        <draw:line draw:style-name="gr27" draw:text-style-name="P4" draw:layer="layout" svg:x1="15.605cm" svg:y1="18.145cm" svg:x2="19.573cm" svg:y2="18.145cm">
          <text:p/>
        </draw:line>
        <draw:line draw:style-name="gr27" draw:text-style-name="P4" draw:layer="layout" svg:x1="19.573cm" svg:y1="16.399cm" svg:x2="19.573cm" svg:y2="18.145cm">
          <text:p/>
        </draw:line>
        <draw:line draw:style-name="gr28" draw:text-style-name="P4" draw:layer="layout" svg:x1="6.238cm" svg:y1="1.476cm" svg:x2="15.446cm" svg:y2="19.732cm">
          <text:p/>
        </draw:line>
        <draw:frame draw:style-name="gr29" draw:text-style-name="P14" draw:layer="layout" svg:width="3.302cm" svg:height="1.673cm" svg:x="15.605cm" svg:y="14.503cm">
          <draw:text-box>
            <text:p>Spring in tension </text:p>
          </draw:text-box>
        </draw:frame>
        <draw:frame draw:style-name="gr30" draw:text-style-name="P14" draw:layer="layout" svg:width="2.699cm" svg:height="2.223cm" svg:x="10.366cm" svg:y="8.302cm">
          <draw:text-box>
            <text:p>Reel l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2T12:39:50.080000000</dc:date>
    <meta:editing-duration>PT49M43S</meta:editing-duration>
    <meta:editing-cycles>4</meta:editing-cycles>
    <meta:generator>LibreOffice/7.4.3.2$Windows_X86_64 LibreOffice_project/1048a8393ae2eeec98dff31b5c133c5f1d08b890</meta:generator>
    <meta:document-statistic meta:object-count="42"/>
  </office:meta>
</office:document-meta>
</file>